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38355"/>
    </style:style>
    <style:style style:name="P2" style:family="paragraph" style:parent-style-name="Text_20_body">
      <style:text-properties officeooo:rsid="00038355" officeooo:paragraph-rsid="00038355"/>
    </style:style>
    <style:style style:name="P3" style:family="paragraph" style:parent-style-name="Text_20_body">
      <style:text-properties officeooo:rsid="0003e426" officeooo:paragraph-rsid="0003e426"/>
    </style:style>
    <style:style style:name="P4" style:family="paragraph" style:parent-style-name="Text_20_body">
      <style:text-properties fo:font-weight="normal" officeooo:rsid="000481cd" officeooo:paragraph-rsid="000481cd" style:font-weight-asian="normal" style:font-weight-complex="normal"/>
    </style:style>
    <style:style style:name="P5" style:family="paragraph" style:parent-style-name="Text_20_body">
      <style:text-properties style:font-name="Lato" fo:language="de" fo:country="DE" officeooo:rsid="00038355" officeooo:paragraph-rsid="00038355"/>
    </style:style>
    <style:style style:name="P6" style:family="paragraph" style:parent-style-name="Text_20_body">
      <style:text-properties style:font-name="Lato" fo:language="de" fo:country="DE" officeooo:rsid="00038355" officeooo:paragraph-rsid="0003e426"/>
    </style:style>
    <style:style style:name="P7" style:family="paragraph" style:parent-style-name="Text_20_body">
      <style:text-properties style:font-name="Lato" fo:language="de" fo:country="DE" officeooo:rsid="0003e297" officeooo:paragraph-rsid="0003e297"/>
    </style:style>
    <style:style style:name="P8" style:family="paragraph" style:parent-style-name="Text_20_body">
      <style:text-properties style:font-name="Lato" fo:language="de" fo:country="DE" officeooo:rsid="0003e297" officeooo:paragraph-rsid="000481cd"/>
    </style:style>
    <style:style style:name="P9" style:family="paragraph" style:parent-style-name="Text_20_body">
      <style:text-properties style:font-name="Lato" fo:language="de" fo:country="DE" officeooo:rsid="000481cd" officeooo:paragraph-rsid="000481cd"/>
    </style:style>
    <style:style style:name="P10" style:family="paragraph" style:parent-style-name="Text_20_body">
      <style:text-properties style:font-name="Lato" fo:language="de" fo:country="DE" fo:font-weight="bold" officeooo:rsid="000481cd" officeooo:paragraph-rsid="000481cd" style:font-weight-asian="bold" style:font-weight-complex="bold"/>
    </style:style>
    <style:style style:name="P11" style:family="paragraph" style:parent-style-name="Text_20_body">
      <style:text-properties style:font-name="Lato" fo:language="de" fo:country="DE" fo:font-weight="bold" officeooo:rsid="0005be55" officeooo:paragraph-rsid="0005be55" style:font-weight-asian="bold" style:font-weight-complex="bold"/>
    </style:style>
    <style:style style:name="P12" style:family="paragraph" style:parent-style-name="Text_20_body">
      <style:text-properties style:font-name="Lato" fo:language="de" fo:country="DE" fo:font-weight="bold" officeooo:rsid="0007d609" officeooo:paragraph-rsid="0007d609" style:font-weight-asian="bold" style:font-weight-complex="bold"/>
    </style:style>
    <style:style style:name="P13" style:family="paragraph" style:parent-style-name="Text_20_body">
      <style:text-properties style:font-name="Lato" fo:language="de" fo:country="DE" fo:font-weight="bold" officeooo:rsid="000956df" officeooo:paragraph-rsid="000956df" style:font-weight-asian="bold" style:font-weight-complex="bold"/>
    </style:style>
    <style:style style:name="P14" style:family="paragraph" style:parent-style-name="Text_20_body">
      <style:text-properties style:font-name="Lato" fo:language="de" fo:country="DE" fo:font-weight="bold" officeooo:rsid="00098398" officeooo:paragraph-rsid="00098398" style:font-weight-asian="bold" style:font-weight-complex="bold"/>
    </style:style>
    <style:style style:name="P15" style:family="paragraph" style:parent-style-name="Text_20_body">
      <style:text-properties style:font-name="Lato" fo:language="de" fo:country="DE" fo:font-weight="bold" officeooo:rsid="002bb193" officeooo:paragraph-rsid="002bb193" style:font-weight-asian="bold" style:font-weight-complex="bold"/>
    </style:style>
    <style:style style:name="P16" style:family="paragraph" style:parent-style-name="Text_20_body">
      <style:text-properties style:font-name="Lato" fo:language="de" fo:country="DE" fo:font-weight="normal" officeooo:rsid="000481cd" officeooo:paragraph-rsid="000481cd" style:font-weight-asian="normal" style:font-weight-complex="normal"/>
    </style:style>
    <style:style style:name="P17" style:family="paragraph" style:parent-style-name="Text_20_body">
      <style:text-properties style:font-name="Lato" fo:language="de" fo:country="DE" fo:font-weight="normal" officeooo:rsid="000481cd" officeooo:paragraph-rsid="00240f61" style:font-weight-asian="normal" style:font-weight-complex="normal"/>
    </style:style>
    <style:style style:name="P18" style:family="paragraph" style:parent-style-name="Text_20_body">
      <style:text-properties style:font-name="Lato" fo:language="de" fo:country="DE" fo:font-weight="normal" officeooo:rsid="0005be55" officeooo:paragraph-rsid="0005be55" style:font-weight-asian="normal" style:font-weight-complex="normal"/>
    </style:style>
    <style:style style:name="P19" style:family="paragraph" style:parent-style-name="Text_20_body">
      <style:text-properties style:font-name="Lato" fo:language="de" fo:country="DE" fo:font-weight="normal" officeooo:rsid="0007d609" officeooo:paragraph-rsid="0007d609" style:font-weight-asian="normal" style:font-weight-complex="normal"/>
    </style:style>
    <style:style style:name="P20" style:family="paragraph" style:parent-style-name="Text_20_body">
      <style:text-properties style:font-name="Lato" fo:language="de" fo:country="DE" fo:font-weight="normal" officeooo:rsid="0007d609" officeooo:paragraph-rsid="002a7275" style:font-weight-asian="normal" style:font-weight-complex="normal"/>
    </style:style>
    <style:style style:name="P21" style:family="paragraph" style:parent-style-name="Text_20_body">
      <style:text-properties style:font-name="Lato" fo:language="de" fo:country="DE" fo:font-weight="normal" officeooo:rsid="000956df" officeooo:paragraph-rsid="000956df" style:font-weight-asian="normal" style:font-weight-complex="normal"/>
    </style:style>
    <style:style style:name="P22" style:family="paragraph" style:parent-style-name="Text_20_body">
      <style:text-properties style:font-name="Lato" fo:language="de" fo:country="DE" fo:font-weight="normal" officeooo:rsid="00098398" officeooo:paragraph-rsid="000a959a" style:font-weight-asian="normal" style:font-weight-complex="normal"/>
    </style:style>
    <style:style style:name="P23" style:family="paragraph" style:parent-style-name="Text_20_body">
      <style:text-properties style:font-name="Lato" fo:language="de" fo:country="DE" fo:font-weight="normal" officeooo:rsid="002bb193" officeooo:paragraph-rsid="002bb193" style:font-weight-asian="normal" style:font-weight-complex="normal"/>
    </style:style>
    <style:style style:name="P24" style:family="paragraph" style:parent-style-name="Text_20_body">
      <style:text-properties style:font-name="Lato" fo:language="de" fo:country="DE" officeooo:rsid="0005be55" officeooo:paragraph-rsid="0005be55"/>
    </style:style>
    <style:style style:name="P25" style:family="paragraph" style:parent-style-name="Text_20_body">
      <style:text-properties style:font-name="Lato" fo:language="de" fo:country="DE" officeooo:rsid="00069034" officeooo:paragraph-rsid="00069034"/>
    </style:style>
    <style:style style:name="P26" style:family="paragraph" style:parent-style-name="Text_20_body">
      <style:text-properties style:font-name="Lato" fo:language="de" fo:country="DE" officeooo:rsid="001314b4" officeooo:paragraph-rsid="001314b4"/>
    </style:style>
    <style:style style:name="P27" style:family="paragraph" style:parent-style-name="Text_20_body">
      <style:text-properties style:font-name="Lato" fo:language="de" fo:country="DE" officeooo:rsid="0011fbab" officeooo:paragraph-rsid="0011fbab"/>
    </style:style>
    <style:style style:name="P28" style:family="paragraph" style:parent-style-name="Text_20_body">
      <style:text-properties style:font-name="Lato" fo:language="de" fo:country="DE" officeooo:rsid="0013c9d4" officeooo:paragraph-rsid="0013c9d4"/>
    </style:style>
    <style:style style:name="P29" style:family="paragraph" style:parent-style-name="Text_20_body">
      <style:text-properties style:font-name="Lato" fo:language="de" fo:country="DE" officeooo:rsid="00143717" officeooo:paragraph-rsid="00143717"/>
    </style:style>
    <style:style style:name="P30" style:family="paragraph" style:parent-style-name="Text_20_body">
      <style:text-properties style:font-name="Lato" fo:language="de" fo:country="DE" officeooo:rsid="00143717" officeooo:paragraph-rsid="00321ef6"/>
    </style:style>
    <style:style style:name="P31" style:family="paragraph" style:parent-style-name="Text_20_body">
      <style:text-properties officeooo:rsid="0014e813" officeooo:paragraph-rsid="0014e813"/>
    </style:style>
    <style:style style:name="P32" style:family="paragraph" style:parent-style-name="Text_20_body">
      <style:text-properties officeooo:rsid="00152717" officeooo:paragraph-rsid="00152717"/>
    </style:style>
    <style:style style:name="P33" style:family="paragraph" style:parent-style-name="Text_20_body">
      <style:text-properties officeooo:rsid="00152717" officeooo:paragraph-rsid="003d5126"/>
    </style:style>
    <style:style style:name="P34" style:family="paragraph" style:parent-style-name="Text_20_body">
      <style:text-properties style:font-name="Lato" fo:language="de" fo:country="DE" fo:font-weight="bold" officeooo:rsid="000481cd" officeooo:paragraph-rsid="000481cd" style:font-weight-asian="bold" style:font-weight-complex="bold"/>
    </style:style>
    <style:style style:name="P35" style:family="paragraph" style:parent-style-name="Text_20_body">
      <style:text-properties style:font-name="Lato" fo:language="de" fo:country="DE" officeooo:rsid="0014e813" officeooo:paragraph-rsid="0014e813"/>
    </style:style>
    <style:style style:name="P36" style:family="paragraph" style:parent-style-name="Text_20_body">
      <style:text-properties style:font-name="Lato" fo:language="de" fo:country="DE" officeooo:rsid="00152717" officeooo:paragraph-rsid="00152717"/>
    </style:style>
    <style:style style:name="P37" style:family="paragraph" style:parent-style-name="Text_20_body">
      <style:text-properties style:font-name="Lato" fo:language="de" fo:country="DE" officeooo:rsid="0013c9d4" officeooo:paragraph-rsid="0013c9d4"/>
    </style:style>
    <style:style style:name="P38" style:family="paragraph" style:parent-style-name="Text_20_body">
      <style:text-properties style:font-name="Lato" fo:language="de" fo:country="DE" officeooo:rsid="0045e19f" officeooo:paragraph-rsid="0045e19f"/>
    </style:style>
    <style:style style:name="P39" style:family="paragraph" style:parent-style-name="Text_20_body">
      <style:text-properties officeooo:rsid="0003e297" officeooo:paragraph-rsid="0003e297"/>
    </style:style>
    <style:style style:name="P40" style:family="paragraph" style:parent-style-name="Text_20_body">
      <style:text-properties officeooo:rsid="0014e813" officeooo:paragraph-rsid="0048a5b0"/>
    </style:style>
    <style:style style:name="P41" style:family="paragraph" style:parent-style-name="Text_20_body">
      <style:text-properties officeooo:rsid="00490f5e" officeooo:paragraph-rsid="00490f5e"/>
    </style:style>
    <style:style style:name="P42" style:family="paragraph" style:parent-style-name="Text_20_body">
      <style:text-properties officeooo:rsid="00152717" officeooo:paragraph-rsid="00152717"/>
    </style:style>
    <style:style style:name="P43" style:family="paragraph" style:parent-style-name="Heading_20_2">
      <style:text-properties style:font-name="Lato" fo:language="de" fo:country="DE" officeooo:paragraph-rsid="00038355"/>
    </style:style>
    <style:style style:name="P44" style:family="paragraph" style:parent-style-name="Heading_20_2">
      <style:text-properties style:font-name="Lato" fo:language="de" fo:country="DE" officeooo:rsid="00038355" officeooo:paragraph-rsid="00038355"/>
    </style:style>
    <style:style style:name="P45" style:family="paragraph" style:parent-style-name="Heading_20_2">
      <style:text-properties style:font-name="Lato" fo:language="de" fo:country="DE" officeooo:rsid="000481cd" officeooo:paragraph-rsid="000481cd"/>
    </style:style>
    <style:style style:name="T1" style:family="text">
      <style:text-properties officeooo:rsid="00038355"/>
    </style:style>
    <style:style style:name="T2" style:family="text">
      <style:text-properties officeooo:rsid="0003e297"/>
    </style:style>
    <style:style style:name="T3" style:family="text">
      <style:text-properties officeooo:rsid="0003e426"/>
    </style:style>
    <style:style style:name="T4" style:family="text">
      <style:text-properties officeooo:rsid="0007d609"/>
    </style:style>
    <style:style style:name="T5" style:family="text">
      <style:text-properties officeooo:rsid="0011fbab"/>
    </style:style>
    <style:style style:name="T6" style:family="text">
      <style:text-properties style:font-name="Lato" fo:language="de" fo:country="DE"/>
    </style:style>
    <style:style style:name="T7" style:family="text">
      <style:text-properties style:font-name="Lato" fo:language="de" fo:country="DE" officeooo:rsid="000481cd"/>
    </style:style>
    <style:style style:name="T8" style:family="text">
      <style:text-properties style:font-name="Lato" fo:language="de" fo:country="DE" officeooo:rsid="00038355"/>
    </style:style>
    <style:style style:name="T9" style:family="text">
      <style:text-properties style:font-name="Lato" fo:language="de" fo:country="DE" officeooo:rsid="00143717"/>
    </style:style>
    <style:style style:name="T10" style:family="text">
      <style:text-properties style:font-name="Lato" fo:language="de" fo:country="DE" officeooo:rsid="001721eb"/>
    </style:style>
    <style:style style:name="T11" style:family="text">
      <style:text-properties style:font-name="Lato" fo:language="de" fo:country="DE" officeooo:rsid="001a5eec"/>
    </style:style>
    <style:style style:name="T12" style:family="text">
      <style:text-properties style:font-name="Lato" fo:language="de" fo:country="DE" officeooo:rsid="001c1efb"/>
    </style:style>
    <style:style style:name="T13" style:family="text">
      <style:text-properties style:font-name="Lato" fo:language="de" fo:country="DE" officeooo:rsid="001e079c"/>
    </style:style>
    <style:style style:name="T14" style:family="text">
      <style:text-properties style:font-name="Lato" fo:language="de" fo:country="DE" officeooo:rsid="001e2b2e"/>
    </style:style>
    <style:style style:name="T15" style:family="text">
      <style:text-properties style:font-name="Lato" fo:language="de" fo:country="DE" officeooo:rsid="0020e642"/>
    </style:style>
    <style:style style:name="T16" style:family="text">
      <style:text-properties style:font-name="Lato" fo:language="de" fo:country="DE" officeooo:rsid="00339fea"/>
    </style:style>
    <style:style style:name="T17" style:family="text">
      <style:text-properties style:font-name="Lato" fo:language="de" fo:country="DE" officeooo:rsid="0034ce0c"/>
    </style:style>
    <style:style style:name="T18" style:family="text">
      <style:text-properties style:font-name="Lato" fo:language="de" fo:country="DE" officeooo:rsid="0036ba84"/>
    </style:style>
    <style:style style:name="T19" style:family="text">
      <style:text-properties style:font-name="Lato" fo:language="de" fo:country="DE" officeooo:rsid="00374a9b"/>
    </style:style>
    <style:style style:name="T20" style:family="text">
      <style:text-properties style:font-name="Lato" fo:language="de" fo:country="DE" officeooo:rsid="003a7252"/>
    </style:style>
    <style:style style:name="T21" style:family="text">
      <style:text-properties style:font-name="Lato" fo:language="de" fo:country="DE" officeooo:rsid="003b8055"/>
    </style:style>
    <style:style style:name="T22" style:family="text">
      <style:text-properties style:font-name="Lato" fo:language="de" fo:country="DE" officeooo:rsid="003d5126"/>
    </style:style>
    <style:style style:name="T23" style:family="text">
      <style:text-properties style:font-name="Lato" fo:language="de" fo:country="DE" officeooo:rsid="003d93f7"/>
    </style:style>
    <style:style style:name="T24" style:family="text">
      <style:text-properties style:font-name="Lato" fo:language="de" fo:country="DE" officeooo:rsid="003f106f"/>
    </style:style>
    <style:style style:name="T25" style:family="text">
      <style:text-properties style:font-name="Lato" fo:language="de" fo:country="DE" officeooo:rsid="003f4134"/>
    </style:style>
    <style:style style:name="T26" style:family="text">
      <style:text-properties style:font-name="Lato" fo:language="de" fo:country="DE" officeooo:rsid="003fdb19"/>
    </style:style>
    <style:style style:name="T27" style:family="text">
      <style:text-properties style:font-name="Lato" fo:language="de" fo:country="DE" officeooo:rsid="0042bc39"/>
    </style:style>
    <style:style style:name="T28" style:family="text">
      <style:text-properties style:font-name="Lato" fo:language="de" fo:country="DE" officeooo:rsid="0042d2db"/>
    </style:style>
    <style:style style:name="T29" style:family="text">
      <style:text-properties style:font-name="Lato" fo:language="de" fo:country="DE" officeooo:rsid="00470666"/>
    </style:style>
    <style:style style:name="T30" style:family="text">
      <style:text-properties style:font-name="Lato" fo:language="de" fo:country="DE" officeooo:rsid="0048a5b0"/>
    </style:style>
    <style:style style:name="T31" style:family="text">
      <style:text-properties style:font-name="Lato" fo:language="de" fo:country="DE" officeooo:rsid="004933d6"/>
    </style:style>
    <style:style style:name="T32" style:family="text">
      <style:text-properties officeooo:rsid="001314b4"/>
    </style:style>
    <style:style style:name="T33" style:family="text">
      <style:text-properties fo:font-weight="normal" style:font-weight-asian="normal" style:font-weight-complex="normal"/>
    </style:style>
    <style:style style:name="T34" style:family="text">
      <style:text-properties fo:font-weight="normal" officeooo:rsid="001314b4" style:font-weight-asian="normal" style:font-weight-complex="normal"/>
    </style:style>
    <style:style style:name="T35" style:family="text">
      <style:text-properties fo:font-weight="normal" officeooo:rsid="0043af31" style:font-weight-asian="normal" style:font-weight-complex="normal"/>
    </style:style>
    <style:style style:name="T36" style:family="text">
      <style:text-properties officeooo:rsid="00143717"/>
    </style:style>
    <style:style style:name="T37" style:family="text">
      <style:text-properties officeooo:rsid="001721eb"/>
    </style:style>
    <style:style style:name="T38" style:family="text">
      <style:text-properties officeooo:rsid="0022dee1"/>
    </style:style>
    <style:style style:name="T39" style:family="text">
      <style:text-properties officeooo:rsid="00240f61"/>
    </style:style>
    <style:style style:name="T40" style:family="text">
      <style:text-properties officeooo:rsid="00266eec"/>
    </style:style>
    <style:style style:name="T41" style:family="text">
      <style:text-properties officeooo:rsid="002a7275"/>
    </style:style>
    <style:style style:name="T42" style:family="text">
      <style:text-properties officeooo:rsid="002d234a"/>
    </style:style>
    <style:style style:name="T43" style:family="text">
      <style:text-properties officeooo:rsid="002eaa2b"/>
    </style:style>
    <style:style style:name="T44" style:family="text">
      <style:text-properties officeooo:rsid="00309a2d"/>
    </style:style>
    <style:style style:name="T45" style:family="text">
      <style:text-properties officeooo:rsid="003217e2"/>
    </style:style>
    <style:style style:name="T46" style:family="text">
      <style:text-properties officeooo:rsid="0032239a"/>
    </style:style>
    <style:style style:name="T47" style:family="text">
      <style:text-properties officeooo:rsid="0043af31"/>
    </style:style>
    <style:style style:name="T48" style:family="text">
      <style:text-properties officeooo:rsid="0045e19f"/>
    </style:style>
    <style:style style:name="T49" style:family="text">
      <style:text-properties fo:font-size="12pt" style:font-size-asian="12pt" style:font-size-complex="12pt"/>
    </style:style>
    <style:style style:name="T50" style:family="text">
      <style:text-properties officeooo:rsid="00490f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2"><text:bookmark-start text:name="__DdeLink__0_325516832"/><text:bookmark-start text:name="__DdeLink__15_325516832"/>E-Voting – schon wieder?<text:bookmark-end text:name="__DdeLink__0_325516832"/> <text:span text:style-name="T1">Das funktioniert doch nicht </text:span><text:bookmark-start text:name="__DdeLink__2_325516832"/>…<text:bookmark-end text:name="__DdeLink__2_325516832"/></text:h>
      <text:p text:style-name="P5">Die Kontroversen um E-Voting sind wohl so alt wie E-Voting selbst, also schon 2-3 Jahrzehnte - je nachdem, was genau man alles unter dem Begriff E-Voting subsummiert.</text:p>
      <text:p text:style-name="P2"><text:span text:style-name="T6">E-Voting-Systeme verschiedenster Art wurden bereits in vielen Ländern bei offiziellen Wahlen eingesetzt, eine Auflistung dazu findet man etwa </text:span><text:a xlink:type="simple" xlink:href="https://en.wikipedia.org/wiki/Electronic_voting_by_country" text:style-name="Internet_20_link" text:visited-style-name="Visited_20_Internet_20_Link">hier</text:a><text:span text:style-name="T10"> (</text:span><text:span text:style-name="T6">englischsprachige Wikipedia</text:span><text:span text:style-name="T10">)</text:span><text:span text:style-name="T6">.</text:span></text:p>
      <text:p text:style-name="P6">In Österreich jedoch <text:span text:style-name="T2">gibt es bis auf eine </text:span><text:a xlink:type="simple" xlink:href="https://www.vfgh.gv.at/downloads/e-voting_v85-11.pdf)" text:style-name="Internet_20_link" text:visited-style-name="Visited_20_Internet_20_Link"><text:span text:style-name="T2">als Fehlschlag betrachtete ÖH-Wahl</text:span></text:a><text:span text:style-name="T2"> bisher noch keine praktische Erfahrung mit E-Voting. Woran liegt das? Sind wir zu rückständig?</text:span></text:p>
      <text:p text:style-name="P39"><text:span text:style-name="T6">Die nicht-polemische Antwort lautet: nein, wir sind nicht rückständig, sondern – ähnlich wie </text:span><text:span text:style-name="T10">andere Länder auch, etwa</text:span><text:span text:style-name="T6"> Deutschland, – in dieser Angelegenheit sehr vorsichtig.<text:line-break/>Die meisten bisherigen E-Voting-Systeme </text:span><text:span text:style-name="T10">haben</text:span><text:span text:style-name="T6"> einen großen Haken: mangelnde Transparenz.<text:line-break/>Für weitere Einblicke in die Thematik </text:span><text:span text:style-name="T10">empfiehlt</text:span><text:span text:style-name="T6"> </text:span><text:span text:style-name="T10">sich die dediziert E-Voting-kritische Plattform</text:span><text:span text:style-name="T6"> </text:span><text:a xlink:type="simple" xlink:href="https://papierwahl.at/" text:style-name="Internet_20_link" text:visited-style-name="Visited_20_Internet_20_Link">papierwahl.at</text:a><text:span text:style-name="T6">.</text:span></text:p>
      <text:h text:style-name="P44" text:outline-level="2">… oder doch? Und warum brauchen wir das überhaupt?</text:h>
      <text:p text:style-name="P7">These: E-Voting mit hinreichender Manipulationssicherheit und Wahrung der Privatsphäre ist möglich – <text:span text:style-name="T37">und wünschenswert</text:span>. Im nächsten Kapitel wird weiter <text:span text:style-name="T37">auf das Wie </text:span>eingegangen. Doch zuvor kurz zur Frage: wozu überhaupt, wenn wir doch eine funktionierende, <text:span text:style-name="T37">erprobte</text:span> Alternative haben?</text:p>
      <text:p text:style-name="P8">Was bei der Diskussion um E-Voting <text:span text:style-name="T3">oft</text:span> unter den <text:span text:style-name="T3">Tisch fällt: Die Papierwahl ist auch nicht perfekt und die Briefwahl noch viel weniger, deshalb macht eine differenzierte Auseinandersetzung mit der Thematik Sinn, auch wenn dies anstrengender ist als eine dogmatische Herangehensweise.</text:span></text:p>
      <text:p text:style-name="P10">Transparenz und Manipulationssicherheit</text:p>
      <text:p text:style-name="P3"><text:span text:style-name="T6">Wir halten die Papierwahl deshalb für sicher, weil wir die persönliche Erfahrung gemacht haben, dass sie funktioniert. Einzelfälle von </text:span><text:span text:style-name="T11">(</text:span><text:span text:style-name="T12">stark </text:span><text:span text:style-name="T11">begrenz</text:span><text:span text:style-name="T13">t</text:span><text:span text:style-name="T11">er) </text:span><text:span text:style-name="T6">Manipulation, wie etwa </text:span><text:a xlink:type="simple" xlink:href="https://de.wikipedia.org/wiki/Wahlfälschungsskandal_von_Dachau" text:style-name="Internet_20_link" text:visited-style-name="Visited_20_Internet_20_Link">2002 in Dachau</text:a><text:span text:style-name="T6"> können als seltene Ausnahme von der Regel </text:span><text:span text:style-name="T7">verbucht</text:span><text:span text:style-name="T6"> werden.<text:line-break/></text:span><text:span text:style-name="T7">D</text:span><text:span text:style-name="T6">ie Integrität von Wahlen </text:span><text:span text:style-name="T14">ist</text:span><text:span text:style-name="T7"> jedoch </text:span><text:span text:style-name="T6">stark vom gesellschaftlichen Kontext abhängt, in dem sie stattfinden. In vielen nicht-demokratischen und schein-demokratischen Ländern gibt es </text:span><text:span text:style-name="T7">W</text:span><text:span text:style-name="T6">ahlen </text:span><text:span text:style-name="T7">mit oft fragwürdigen Ergebnissen – </text:span><text:span text:style-name="T15">ob </text:span><text:span text:style-name="T7">auf Papier oder elektronisch, </text:span><text:span text:style-name="T15">ist dabei eher zweitrangig.</text:span></text:p>
      <text:p text:style-name="P10">Anonymität</text:p>
      <text:p text:style-name="P16">Sind wir uns sicher, dass im Wahllokal nicht irgendwo eine kleine, hochauflösende Kamera versteckt ist?<text:line-break/>Und dass der abgegebene Stimmzettel später nicht auf Fingerabdrücke gescannt wird?</text:p>
      <text:p text:style-name="P16">Absolute Sicherheit haben wir nicht. Aber wir halten es für hinreichend unwahrscheinlich – <text:span text:style-name="T38">wahrscheinlich haben sich die meisten Wähler über diese Möglichkeiten noch nichtmal </text:span><text:soft-page-break/><text:span text:style-name="T38">Gedanken gemacht.</text:span></text:p>
      <text:p text:style-name="P10">Kosten</text:p>
      <text:p text:style-name="P16">Ein häufiges Argument für E-Voting sind vermeintliche Kosteneinsparungen.</text:p>
      <text:p text:style-name="P4"><text:span text:style-name="T6">Die intuitive Schlussfolgerung, dass ein elektronisches System günstiger sein muss, ist nicht zwangsläufig korrekt, wie etwa eine diesbezügliche </text:span><text:a xlink:type="simple" xlink:href="http://www.saveourvotes.org/legislation/packet/08-costs-mdvotingsystem.pdf" text:style-name="Internet_20_link" text:visited-style-name="Visited_20_Internet_20_Link">Analyse um US-Bundesstaat Maryland</text:a><text:span text:style-name="T6"> gezeigt hat.</text:span></text:p>
      <text:p text:style-name="P17">Überhaupt sollte der Kosten-Aspekt nicht überbewertet werden, da <text:span text:style-name="T39">die Kosten von Wahlen im Verhältnis zu den Budgets, über die die Gewählten zu verfügen haben, in der Regel eher vernachlässigbar sind, weshalb eine korrekte Abhaltung auf keinen Fall aufgrund von Kosteneinsparungen gefährdet werden sollte.</text:span></text:p>
      <text:p text:style-name="P11">Anderes</text:p>
      <text:p text:style-name="P18">Weitere potentielle Vorteile von E-Voting-Systemen sind etwa die Geschwindigkeit (Wahlergebnisse schneller verfügbar), Genauigkeit (knappe Papierwahl-Ergebnisse sind oft umstr<text:span text:style-name="T47">i</text:span>tten, weil Wiederauszählung erfahrungsgemäß meist zu marginal verschiedenen Zahlen führt) und bessere Eignung für Menschen mit Beeinträchtigungen.</text:p>
      <text:p text:style-name="P10">Modernität</text:p>
      <text:p text:style-name="P9">Der Einsatz von neuen Technologien sollte kein Selbstzweck sein, wenn es um ein so sensibles Thema geht.<text:line-break/>Gleichzeitig macht es aber Sinn, Entwicklungen zu beobachten und nach Potential für Verbesserungen Ausschau zu halten.</text:p>
      <text:p text:style-name="P24">Das Jahr 2016 war politisch recht turbulent und hat bei vielen die Frage aufgeworfen, ob das demokratische System selbst in einer Krise steckt.<text:line-break/>Vor diesem Hintergrund ist vielleicht auch die Frage angebracht, ob es nicht an der Zeit für eine Modernisierung demokratischer Strukturen und Prozesse ist. Dabei geht es nicht um isolierte Fragen wie etwa Papierwahl oder E-Voting, sondern darum, ob und wie wir verfügbare Technologien so einsetzen können und wollen, dass das demokratische Prinzip wieder an Vertrauen und Legitimation gewinnt.<text:line-break/>Die Digitalisierung hat viele Lebensbereiche und -gewohnheiten grundlegend verändert. Die Frage, was dies für die Demokratie bedeutet, ist bisher nur ungenügend beantwortet.<text:line-break/>Brauchen wir eine digitale Version der Agora?<text:span text:style-name="T3"> </text:span></text:p>
      <text:h text:style-name="P44" text:outline-level="2">Blockchain + Kryptographie = transparenter als Papierwahl</text:h>
      <text:p text:style-name="P25">E-Voting-Systeme können nicht gleichzeitig Transparenz und Anonymität gewährleisten, so lautet ein <text:span text:style-name="T40">zentraler und ernstzunehmender</text:span> Kritikpunkt.</text:p>
      <text:p text:style-name="P25">Bei klassischen Wahlcomputern ist dies wohl zutreffend. Mit einer Kombination von aktueller Kryptographie und Blockchain-Technologie ist es aber mittlerweile möglich, E-Voting so zu konstruieren, dass trotz Anonymität die Transparenz höher als bei <text:soft-page-break/>Papierwahlen ist. Der englische Fachbegriff für solche Systeme lautet <text:a xlink:type="simple" xlink:href="https://en.wikipedia.org/wiki/End-to-end_auditable_voting_systems" text:style-name="Internet_20_link" text:visited-style-name="Visited_20_Internet_20_Link">End-to-end auditable voting systems</text:a> (E2E).</text:p>
      <text:p text:style-name="P25">E2E-Systeme nutzen Kryptographie für die Wahrung der Anonymität. Dadurch entfällt die Notwendigkeit, die elektronischen Stimmzettel geheimzuhalten, indem sie in einer unzugänglichen “black box” gespeichert werden, deren korrekter Funktionsweise man vertrauen muss.</text:p>
      <text:p text:style-name="P25">Stattdessen werden elektronische Stimmzettel vor der Abgabe vom Wähler verschlüsselt und signiert. <text:span text:style-name="T4">Abgegebene Stimmen werden in dieser verschlüsselten Form veröffentlicht. Es ist somit für jeden leicht nachvollziehbar, wieviele Stimmen abgegeben wurden. Wähler können sich außerdem vergewissern, dass der eigene virtuelle Stimmzettel auch darunter ist. Auch die Überprüfung, ob die eigene Stimme korrekt zugeordnet wurde, ist prinzipiell überprüfbar. Diese Eigenschaft will man aber im Allgemeinen nicht, weil Wähler erpressbar werden, wenn es eine Möglichkeit gibt, das eigene Stimmverhalten nachzuweisen. Diese Überprüfung sollte also nur in einem geschützten Rahmen ermöglicht werden, etwa an eigens dafür eingerichteten Stellen.</text:span></text:p>
      <text:p text:style-name="P12">Wie kann die Stimmberechtigung eines anonymen Wählers geprüft werden?</text:p>
      <text:p text:style-name="P19">Der Wähler erhält vor der Stimmabgabe ein <text:span text:style-name="T5">von einem elektronischen Wählerregister </text:span>signiertes Token aus einem elektronischen Wahlregister. Dies könnte z.B. über <text:span text:style-name="T5">eine Erweiterung der</text:span> elektronische<text:span text:style-name="T5">n</text:span> Bürgerkarte <text:span text:style-name="T5">oder Handysignatur</text:span> realisiert werden.</text:p>
      <text:p text:style-name="P19">Dieses <text:span text:style-name="T5">signierte </text:span>Token wird Teil des elektronischen Stimmzettels.</text:p>
      <text:p text:style-name="P19">Über die Signatur kann verifiziert werden, ob ein Stimmzettel von einem Wahlberechtigten stammt. Durch Verwendung von <text:a xlink:type="simple" xlink:href="https://en.wikipedia.org/wiki/Blind_signature" office:target-frame-name="_blank" xlink:show="new" text:style-name="Internet_20_link" text:visited-style-name="Visited_20_Internet_20_Link">Blindsignaturen</text:a> wird gleichzeitig eine Identifizierung des Wählers verunmöglicht.</text:p>
      <text:p text:style-name="P13">Warum dann überhaupt den Stimmzettel verschlüsseln?</text:p>
      <text:p text:style-name="P21">Prinzipiell wäre eine Verschlüsselung nicht für die Wahrung der Anonymität nötig, weil bereits die Blindsignatur die Identität vom Stimmzettel entkoppelt.</text:p>
      <text:p text:style-name="P21">Eine zusätzliche Verschlüsselung gewährt aber folgende Eigenschaften:<text:line-break/>- Geheimhaltung des <text:span text:style-name="T5">vorläufigen Ergebnisses</text:span> vor Wahlende (etwa wenn zur Verschlüsselung ein von der Wahlbehörde ausgegebener Schlüssel verwendet wird)</text:p>
      <text:p text:style-name="P21">- Nicht-Erpressbarkeit, weil einzelne Wähler nicht nachweisen können, wie sie gewählt haben</text:p>
      <text:p text:style-name="P12">Wie können verschlüsselte Stimmzettel <text:span text:style-name="T41">verifiziert</text:span> werden?</text:p>
      <text:p text:style-name="P20">Hier kommt fortgeschrittene Kryptographie zum Einsatz.</text:p>
      <text:p text:style-name="P20"><text:span text:style-name="T41">Mit “</text:span><text:a xlink:type="simple" xlink:href="https://en.wikipedia.org/wiki/Zero-knowledge_proof" text:style-name="Internet_20_link" text:visited-style-name="Visited_20_Internet_20_Link"><text:span text:style-name="T41">zero knowledge proofs</text:span></text:a><text:span text:style-name="T41">” (ZKP) etwa können überprüfbare Aussagen gemacht werden, ohne zugrundeliegende „Klartext“-Daten zu veröffentlichen.<text:line-break/>So könnte etwa die Wahlbehörde über solche ZKPs das Ergebnis veröffentlichen. Dieses könnte von jedem verifiziert werden, indem die kryptographische Korrektheit der Aussage </text:span><text:soft-page-break/><text:span text:style-name="T41">über alle verschlüsselten Stimmzettel hinweg berechnet wird.</text:span></text:p>
      <text:p text:style-name="P14">Wozu Blockchain?</text:p>
      <text:p text:style-name="P22">Eine Schwachstelle von existierenden E2E-Systemen wie z.B. <text:a xlink:type="simple" xlink:href="https://vote.heliosvoting.org/" text:style-name="Internet_20_link" text:visited-style-name="Visited_20_Internet_20_Link">Helios</text:a> ist, <text:span text:style-name="T5">dass für einzelne Wähler zwar überprüfbar ist, ob die eigene Stimme gezählt wurde, nicht aber, ob auch alle anderen Stimmen berücksichtigt wurden.</text:span></text:p>
      <text:p text:style-name="P27"><text:span text:style-name="T33">Wenn davon ausgegangen werden kann, dass genug Wähler ihre eigene Stimme verfolgen und öffentlich machen, wenn diese „verlorengegangen“ ist, wäre dies kein großes Problem.<text:line-break/>Wenn aber zusätzlich alle verschlüsselten Stimmzettel </text:span><text:span text:style-name="T34">auf eine öffentliche Blockchain </text:span><text:span text:style-name="T35">geschrieben</text:span><text:span text:style-name="T34"> werden, </text:span><text:span text:style-name="T35">wird </text:span><text:span text:style-name="T34">eine Unterschlagung unmöglich. Der einzelne Wähler (bzw. die auf seinem Gerät laufende Wahl-Software) müsste sich bei der Stimmabgabe nur noch vergewissern, dass die Stimme auch in die Blockchain </text:span><text:span text:style-name="T35">geschrieben</text:span><text:span text:style-name="T34"> wurde. Dadurch wird für jeden Wähler verifizierbar, ob auch alle anderen „Stimmzettel“ korrekt ausgewertet wurden.</text:span></text:p>
      <text:p text:style-name="P15"><text:span text:style-name="T32">U</text:span>nd die Mathematik?</text:p>
      <text:p text:style-name="P23">Wenn von solchen „Trustless“-Systemen die Rede ist, wird immer impliziert, dass man der Mathematik vertraut, die den kryptographischen Verfahren zugrunde liegt.<text:line-break/>Diese ist meist so kompliziert, dass nur sehr wenige Menschen zu Recht behaupten können, sie wirklich zu verstehen. Also nicht wirklich transpartent.<text:line-break/>Aber ist das wirklich die Art von Transparenz, um die es geht?<text:line-break/>Ist dies nicht eher vergleichbar mit dem Wissen, wie Papier hergestellt wird, wie Bleistifte hergestellt werden, und welche chemischen und physikalischen Vorgänge dazu führen, dass der Bleistift auf dem Papier permanent eine sichtbare Markierung hinterlässt?<text:line-break/>Wie können wir ohne dieses Wissen sicher sein, dass nicht jemand ein Papier konstruier<text:span text:style-name="T47">t</text:span> <text:span text:style-name="T47">hat</text:span>, bei dem sich die Markierung selbstständig ändert? Oder vielleicht gibt es ja auch Geheimbleistifte, nicht nur <text:a xlink:type="simple" xlink:href="https://de.wikipedia.org/wiki/Geheimtinte" text:style-name="Internet_20_link" text:visited-style-name="Visited_20_Internet_20_Link">Geheimtinten</text:a> ;-)</text:p>
      <text:p text:style-name="P23">Die Frage ist hier möglichweise, ab wann wir Gegebenheiten aus der digitalen Welt mit der gleichen Gewissheit betrachten wie Gegebenheiten aus der materiellen Welt. Akzeptanz für eine Technologie entsteht dadurch, dass sie sich auf Dauer bewährt.</text:p>
      <text:h text:style-name="P44" text:outline-level="2">Was ist Blockchain?</text:h>
      <text:p text:style-name="P26">„Blockchain“ (Kette von Blöcken) ist eine <text:span text:style-name="T42">2008 mit der Schaffung von Bitcoin </text:span>eingeführte Technik, mit der erstmals das sogenannte „double spending“-Problem gelöst wurde.</text:p>
      <text:p text:style-name="P26">Bitcoin ist die erste Blockchain-Anwendung.</text:p>
      <text:p text:style-name="P28">Eine Blockchain ist konzeptuell gesehen eine verteilte Datenbank, die aus einer zeitlich fortlaufenden Folge von Datenblöcken besteht, die miteinander verkettet sind. Diese Datenblöcke enthalten die Transaktionen, die im jeweiligen Zeitfenster angefallen sind.</text:p>
      <text:p text:style-name="P28">Die Verkettung erfolgt dadurch, dass jeder Datenblock eine kryptographisch abgesicherte Referenz (implementiert über <text:a xlink:type="simple" xlink:href="https://de.wikipedia.org/wiki/Kryptologische_Hashfunktion" text:style-name="Internet_20_link" text:visited-style-name="Visited_20_Internet_20_Link">Hashes</text:a>) auf den vorausgehenden Datenblock enthält.<text:line-break/>Diese Absicherung beinhaltet auch die Transaktionen, die dadurch fälschungssicher werden.</text:p>
      <text:p text:style-name="P28"><text:soft-page-break/>Die Erzeugung von neuen Datenblöcken erfolgt dezentral. Rechner, die Teil des Blockchain-Netzwerks sind, arbeiten an schwierigen kryptographischen Rätseln. Nur durch das Lösen eines solchen Rätsels kann ein gültiger Block generiert werden. Die Schwierigkeit des Rätsels passt sich immer automatisch so an, dass ungefähr die gleiche Frequenz von erzeugten Blöcken pro Zeiteinheit beibehalten wird – bei Bitcoin etwa im Durchschnitt ein Block alle 10 Minuten.</text:p>
      <text:p text:style-name="P28">Das Finden eines gültigen Blocks wird mit virtuellem Geld belohnt, außerdem können – je nach Blockchain – auch Transaktionsgebühren an den sogenannten „Miner“ ausgezahlt werden. Dieser wirtschaftliche Anreiz zur Suche nach neunen Blöcken sorgt dafür, dass Blockchain-Netzwerke viel Rechenleistung anziehen – je nach Werthaltigkeit der zugrundeliegenden Crypto-Währung. Die Sicherheit des Netzwerkes <text:span text:style-name="T43">ergibt sich daraus, dass das Überprüfen von Transaktionen und Blöcken viel einfacher ist als das Fälschen.</text:span></text:p>
      <text:p text:style-name="P28">Sobald eine Transaktion in einem Block „verewigt“ wurde, ist sie quasi bis in alle Ewigkeit in Stein gemeißelt. Um eine solche Transaktion zu fälschen, müssten nämlich – aufgrund der kryptographisch abgesicherten Verkettung – alle nachfolgenden Blöcke ebenfalls manipuliert werden. Das wäre nur mit <text:span text:style-name="T36">enormem Rechenaufwand möglich – der Manipulator müsste über mehr als die Hälfte der Gesamtrechenleistung des Netzwerks verfügen.</text:span></text:p>
      <text:p text:style-name="P38">Das Auftauchen von Bitcoin hat einen verstärkten Fokus auf Kryptographie und verteilte Netzwerke bewirkt. Teilweise wurden für bereits bekannte, aber bisher nur in akademischen Kreisen relevante Technologien neue Einsatzbereiche gefunden, teilweise wurden und werden neue Technologien entwickelt. Gerade im Ethereum-Ökosystem findet laufend viel Innovation statt, siehe z.B. <text:a xlink:type="simple" xlink:href="https://ethresear.ch/" text:style-name="Internet_20_link" text:visited-style-name="Visited_20_Internet_20_Link">ethresear.ch</text:a>.<text:line-break/>Ein wichtiger Meilenstein in der Weiterenwicklung der Blockchain-Technologie war und ist der Umstieg auf sogenannte Proof-of-Stake-Algorithmen. Diese ermöglichen gleiche oder sogar höhere Netzwerk-Sicherheit ohne den immensen Stromverbrauch, der Proof-of-Work-basierten Algorithmen – wie z.B. von Bitcoin verwendet – innewohnt.<text:line-break/>Die Ethereum-Blockchain wird mittelfristig von Proof-of-Work auf Proof-of-Stake umsteigen. Einige kleinere Blockchain-Netzwerke wie z.B. das Ethereum-basierte <text:a xlink:type="simple" xlink:href="https://artis.eco/" text:style-name="Internet_20_link" text:visited-style-name="Visited_20_Internet_20_Link">ARTIS</text:a> benutzen bereits heute Proof-of-Stake.</text:p>
      <text:p text:style-name="P30">Im Laufe der vergangenen Jahre wurde zunehmend besser verstanden, was die Erfindung der Blockchain konzeptionell bedeutet. Es wird damit möglich, <text:span text:style-name="T44">weit über digitales Geld hinaus</text:span> ein „Internet der Werte“ zu bauen. Bisher waren für den digitalen Transfer von Werten zentrale Vertrauensinstanzen nötig. Die Überweisung von digitalem Geld etwa wird klassisch über zentrale, hoch gesicherte Server, gesteuert. Solche Zentralisierung schafft immer ein Machtgefälle und damit <text:span text:style-name="T45">Potential</text:span> für Missbrauch verschiedenster Art, etwa Zensur, Manipulation, Wucher usw.</text:p>
      <text:p text:style-name="P29">Mit der Blockchain besteht jetzt die Möglichkeit, dezentrale Finanzsysteme, Versicherungen, Notariate, Grundbücher, Rechtsprechungen, Wahllokale, usw. zu bauen.</text:p>
      <text:p text:style-name="P29">Obwohl das Thema gerade sehr präsent ist, befinde<text:span text:style-name="T46">t</text:span> <text:span text:style-name="T46">sich die Technologie noch immer in </text:span><text:soft-page-break/>einer frühen Phase – vergleichbar etwa mit dem Internet <text:span text:style-name="T48">Anfang </text:span>der <text:span text:style-name="T48">00</text:span>er Jahre.</text:p>
      <text:h text:style-name="P44" text:outline-level="2">Was ist diese Web-Applikation?</text:h>
      <text:p text:style-name="P1"><text:span text:style-name="T8">„</text:span><text:span text:style-name="T9">Die unendliche Wahl“ ist eine Hommage an die österreichische Bundespräsidentenwahl 2016.</text:span></text:p>
      <text:p text:style-name="P31"><text:span text:style-name="T6">Diese Applikation ist eine einfache technische Demonstration für eine Blockchain-basierte Online-Wahl. Die grafische Oberfläche wurde möglichst schlicht und verständlich gehalten, während im Hintergrund </text:span><text:span text:style-name="T16">mit </text:span><text:a xlink:type="simple" xlink:href="https://ethereum.org/" text:style-name="Internet_20_link" text:visited-style-name="Visited_20_Internet_20_Link"><text:span text:style-name="T49">Ethereum</text:span></text:a><text:span text:style-name="T49"> </text:span><text:span text:style-name="T29">sehr ausgefeilte T</text:span><text:span text:style-name="T6">echnologie zum Einsatz kommt.</text:span></text:p>
      <text:p text:style-name="P35">Die vorliegende Implementierung basiert auf anonym abgegebenen Stimmen, bei denen der digitale Stimmzettel verschlüsselt ist. Dies gewährleistet, dass erst am Wahlende ausgezählt werden kann.</text:p>
      <text:p text:style-name="P40"><text:span text:style-name="T6">Die Authenti</text:span><text:span text:style-name="T16">f</text:span><text:span text:style-name="T6">i</text:span><text:span text:style-name="T16">z</text:span><text:span text:style-name="T6">ierung</text:span><text:span text:style-name="T30"> </text:span><text:span text:style-name="T6">ist </text:span><text:span text:style-name="T30">noch </text:span><text:span text:style-name="T6">nicht implementiert.</text:span></text:p>
      <text:p text:style-name="P41"><text:span text:style-name="T6">Es fehlt auch noch die Implementierung eines Backend-Services, das ein elektronisches Wahlregister abbildet.</text:span></text:p>
      <text:p text:style-name="P35"><text:span text:style-name="T50">D</text:span>iese Online-Wahl zu Demonstrations-Zwecken <text:span text:style-name="T50">läuft in einer Schleife immer weiter, wobei die Abstimmung täglich (um Mitternacht) neugestartet wird..</text:span></text:p>
      <text:h text:style-name="P44" text:outline-level="2">Wie würde eine fertige Wahl-Applikation aussehen?</text:h>
      <text:p text:style-name="P31"><text:span text:style-name="T8">E</text:span><text:span text:style-name="T6">ine einsetzbare Version müsste vor </text:span><text:span text:style-name="T17">allem</text:span><text:span text:style-name="T6"> Benutzer authentifizieren und </text:span><text:span text:style-name="T18">ihre</text:span><text:span text:style-name="T6"> Wahlberechtigung prüfen.</text:span></text:p>
      <text:p text:style-name="P31"><text:span text:style-name="T6">Die Authentifizierung könnte zum Beispiel über die </text:span><text:a xlink:type="simple" xlink:href="https://www.handy-signatur.at/" text:style-name="Internet_20_link" text:visited-style-name="Visited_20_Internet_20_Link">Handysignatur</text:a><text:span text:style-name="T6"> erfolgen. Anschließend müsste über ein elektronisches Wählerregister sichergestellt werden, dass eine Wahlberechtigung vorliegt.</text:span></text:p>
      <text:p text:style-name="P31"><text:span text:style-name="T6">Die Anonymität bei der Stimmabgabe könnte dadurch gewahrt werden, dass Wähler das zufällig erzeugte „Token“ verschlüsselt an das elektronische Wählerregister sende</text:span><text:span text:style-name="T19">n</text:span><text:span text:style-name="T6"> und von diesem signieren l</text:span><text:span text:style-name="T19">assen</text:span><text:span text:style-name="T6"> – eine sogenannte „Blindsignatur“.</text:span></text:p>
      <text:p text:style-name="P31"><text:span text:style-name="T6">Bei Stimmabgabe würde dann ein </text:span><text:a xlink:type="simple" xlink:href="https://de.wikipedia.org/wiki/Smart_Contract" text:style-name="Internet_20_link" text:visited-style-name="Visited_20_Internet_20_Link">smart contract</text:a><text:span text:style-name="T6"> der Blockchain überprüfen, ob das Token gültig signiert ist. </text:span><text:span text:style-name="T31">Die Ethereum-EVM erlaubt seit dem </text:span><text:a xlink:type="simple" xlink:href="https://github.com/ethereum/wiki/wiki/Byzantium-Hard-Fork-changes" text:style-name="Internet_20_link" text:visited-style-name="Visited_20_Internet_20_Link">Byzantium-Hardfork</text:a><text:span text:style-name="T31"> effiziente Signatur-Überprüfung.</text:span></text:p>
      <text:h text:style-name="P44" text:outline-level="2">Bleibende Probleme</text:h>
      <text:p text:style-name="P31"><text:span text:style-name="T8">E</text:span><text:span text:style-name="T6">ine solche Lösung wäre noch nicht sehr erpressungs-resistent, weil jede Transaktion einen ausgehenden Account hat und über die Kenntnis des dazupassenden privaten Schlüssels die Urheberschaft bewiesen werden kann.</text:span></text:p>
      <text:p text:style-name="P35">Auch die Anonymität wäre in einem naiven Setting noch nicht optimal, etwa weil ein Blockchain-Node die IP-Adressen zu eingehenden Transaktionen aufzeichnen und rückverfolgen könnte. Dies ließe sich zum Beispiel über Verwendung des Tor-Netzwerkes <text:soft-page-break/>oder Wahl eines Blockchain-Nodes des Vertrauens vermeiden.</text:p>
      <text:p text:style-name="P33"><text:span text:style-name="T31">Ein potentielles Problem ist auch die Vertrauenswürdigkeit von gängigen Endgeräten. </text:span><text:span text:style-name="T6"><text:line-break/>Eine Schadsoftware auf dem Gerät des Wählers könnte – potentiell unbemerkt – das Wahlverhalten beliebig manipulieren und/oder ausspähen.<text:line-break/>Die Manipulation wäre immerhin nicht unbemerkt, weil der einzelne Wähler sich </text:span><text:span text:style-name="T20">aufgrund der Transparenz des Systems </text:span><text:span text:style-name="T6">nach Stimmabgabe vergewissern kann, ob der abgegebene Stimmzettel wirklich der eigenen ausgedrückten Intention entspricht.<text:line-break/>Ausspähung hingegen könnte auch unbemerkt </text:span><text:span text:style-name="T21">geschehen</text:span><text:span text:style-name="T22">.</text:span></text:p>
      <text:p text:style-name="P33"><text:span text:style-name="T6">Noch problematischer ist, dass in so einem System der massenhafte Ankauf von digitalen Stimmzetteln </text:span><text:span text:style-name="T23">wesentlich erleichtert</text:span><text:span text:style-name="T6"> würde. </text:span><text:span text:style-name="T24">Eine mögliche </text:span><text:span text:style-name="T25">S</text:span><text:span text:style-name="T24">trategie </text:span><text:span text:style-name="T25">dagegen</text:span><text:span text:style-name="T24"> könnte sein, Widerstandsfähigkeit durch Vielfalt der eingesetzten Client-Software zu erreichen. So könnte z.B. jeder Wahlsprengel (oder wie auch immer eine Untereinheit im digitalen Raum genannt würde) eine eigene Client-Software zur Verfügung stellen.</text:span></text:p>
      <text:h text:style-name="P45" text:outline-level="2">What next?</text:h>
      <text:p text:style-name="P32"><text:bookmark-end text:name="__DdeLink__15_325516832"/><text:span text:style-name="T6">Die aktuell verfügbaren Zutaten in Form von Kryptographie und Blockchain laden dazu ein, den Möglichkeitsraum etwas genauer zu erforschen. Kurzfristig könnte </text:span><text:span text:style-name="T26">Online</text:span><text:span text:style-name="T6">-Voting vor allem als Alternative zur Briefwahl in Erwägung gezogen werden.</text:span></text:p>
      <text:p text:style-name="P32"><text:span text:style-name="T6">Auf technischer Seite sollte die Frage im Mittelpunkt stehen, wie man die </text:span><text:span text:style-name="T27">Risiken in Bezug auf unsichere</text:span><text:span text:style-name="T6"> Endgeräte </text:span><text:span text:style-name="T27">und Stimmenkauf minimieren</text:span><text:span text:style-name="T6"> kann.</text:span></text:p>
      <text:p text:style-name="P36">Längerfristig sollte der Fokus vielleicht darauf liegen, zu erforschen, welche zeitgemäßen Formen von demokratischer Beteiligung eine Digitalisierung dieser Art ermöglichen würde.</text:p>
      <text:p text:style-name="P32"><text:span text:style-name="T6">Nachdem dies keine technische Fragestellung ist, sollte dafür ein interdisziplinärer Informations- und Ideenaustausch stattfinden. Ergebnisse könnten dann experimentell in begrenztem Rahmen ausprobie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tmar Hofer</meta:initial-creator>
    <meta:creation-date>2016-11-25T15:18:49.397818703</meta:creation-date>
    <dc:date>2020-03-30T00:43:42.387775693</dc:date>
    <meta:editing-duration>PT2H38S</meta:editing-duration>
    <meta:editing-cycles>47</meta:editing-cycles>
    <meta:generator>LibreOffice/6.0.7.3$Linux_X86_64 LibreOffice_project/00m0$Build-3</meta:generator>
    <meta:document-statistic meta:table-count="0" meta:image-count="0" meta:object-count="0" meta:page-count="7" meta:paragraph-count="78" meta:word-count="2242" meta:character-count="17330" meta:non-whitespace-character-count="15145"/>
  </office:meta>
</office:document-meta>
</file>